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010000000103D31F918.gif" manifest:media-type=""/>
  <manifest:file-entry manifest:full-path="Pictures/10000200000000100000001017242A0F.gif" manifest:media-type=""/>
  <manifest:file-entry manifest:full-path="Pictures/10000200000000100000001046F2F4DC.gif" manifest:media-type=""/>
  <manifest:file-entry manifest:full-path="Pictures/100002010000019000000190EA80C901.png" manifest:media-type=""/>
  <manifest:file-entry manifest:full-path="Pictures/100002000000001000000010F15529AF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top="0cm" fo:margin-bottom="0cm" fo:break-before="page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fo:margin-top="0cm" fo:margin-bottom="0cm" fo:break-before="page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none" fo:border-top="none" fo:border-bottom="0.05pt solid #000000"/>
    </style:style>
    <style:style style:name="Table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none" fo:border-top="none" fo:border-bottom="0.05pt solid #000000"/>
    </style:style>
    <style:style style:name="Table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fo:margin-top="0cm" fo:margin-bottom="0cm" fo:break-before="page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00ccff" fo:language="en" fo:country="US" fo:font-style="normal" officeooo:rsid="001d4732" officeooo:paragraph-rsid="001d4732" style:font-style-asian="normal" style:font-style-complex="normal"/>
    </style:style>
    <style:style style:name="P2" style:family="paragraph" style:parent-style-name="Header">
      <style:paragraph-properties fo:text-align="start" style:justify-single-word="false"/>
      <style:text-properties fo:color="#00ccff" fo:font-size="10pt" fo:language="en" fo:country="US" fo:font-style="italic" officeooo:rsid="0011282d" officeooo:paragraph-rsid="001d4732" style:font-size-asian="10pt" style:font-style-asian="italic" style:font-size-complex="10pt" style:font-style-complex="italic"/>
    </style:style>
    <style:style style:name="P3" style:family="paragraph" style:parent-style-name="Standard">
      <style:text-properties officeooo:rsid="000e4138" officeooo:paragraph-rsid="000e4138"/>
    </style:style>
    <style:style style:name="P4" style:family="paragraph" style:parent-style-name="Standard">
      <style:paragraph-properties fo:text-align="center" style:justify-single-word="false"/>
      <style:text-properties officeooo:rsid="000e4138" officeooo:paragraph-rsid="00289f63"/>
    </style:style>
    <style:style style:name="P5" style:family="paragraph" style:parent-style-name="Standard">
      <style:paragraph-properties fo:text-align="center" style:justify-single-word="false"/>
      <style:text-properties officeooo:rsid="000e4138" officeooo:paragraph-rsid="002a30cd"/>
    </style:style>
    <style:style style:name="P6" style:family="paragraph" style:parent-style-name="Standard">
      <style:text-properties officeooo:rsid="000e4138" officeooo:paragraph-rsid="00289f63"/>
    </style:style>
    <style:style style:name="P7" style:family="paragraph" style:parent-style-name="Standard">
      <style:text-properties officeooo:rsid="000e4138" officeooo:paragraph-rsid="002a30cd"/>
    </style:style>
    <style:style style:name="P8" style:family="paragraph" style:parent-style-name="Standard">
      <style:paragraph-properties fo:text-align="end" style:justify-single-word="false"/>
      <style:text-properties fo:language="en" fo:country="US" officeooo:rsid="0011282d" officeooo:paragraph-rsid="0011282d"/>
    </style:style>
    <style:style style:name="P9" style:family="paragraph" style:parent-style-name="Standard">
      <style:paragraph-properties fo:text-align="end" style:justify-single-word="false"/>
      <style:text-properties fo:language="en" fo:country="US" officeooo:rsid="0011282d" officeooo:paragraph-rsid="00289f63"/>
    </style:style>
    <style:style style:name="P10" style:family="paragraph" style:parent-style-name="Standard">
      <style:paragraph-properties fo:text-align="end" style:justify-single-word="false"/>
      <style:text-properties fo:language="en" fo:country="US" officeooo:rsid="0011282d" officeooo:paragraph-rsid="002a30cd"/>
    </style:style>
    <style:style style:name="P11" style:family="paragraph" style:parent-style-name="Standard">
      <style:text-properties fo:language="en" fo:country="US" officeooo:rsid="0026a5fe" officeooo:paragraph-rsid="0026a5fe"/>
    </style:style>
    <style:style style:name="P12" style:family="paragraph" style:parent-style-name="Standard">
      <style:text-properties fo:language="en" fo:country="US" officeooo:rsid="000e4138" officeooo:paragraph-rsid="0016a791"/>
    </style:style>
    <style:style style:name="P13" style:family="paragraph" style:parent-style-name="Standard">
      <style:text-properties fo:language="en" fo:country="US" officeooo:rsid="000e4138" officeooo:paragraph-rsid="00289f63"/>
    </style:style>
    <style:style style:name="P14" style:family="paragraph" style:parent-style-name="Standard">
      <style:text-properties fo:language="en" fo:country="US" officeooo:rsid="000e4138" officeooo:paragraph-rsid="002a30cd"/>
    </style:style>
    <style:style style:name="P15" style:family="paragraph" style:parent-style-name="Standard">
      <style:text-properties officeooo:paragraph-rsid="00289f63"/>
    </style:style>
    <style:style style:name="P16" style:family="paragraph" style:parent-style-name="Standard">
      <style:text-properties officeooo:paragraph-rsid="002a30cd"/>
    </style:style>
    <style:style style:name="P17" style:family="paragraph" style:parent-style-name="Standard">
      <style:text-properties fo:color="#000000" style:font-name="Verdana" fo:font-size="10pt" officeooo:rsid="00200556" officeooo:paragraph-rsid="00289f63" style:font-size-asian="10pt" style:font-size-complex="10pt"/>
    </style:style>
    <style:style style:name="P18" style:family="paragraph" style:parent-style-name="Text_20_body">
      <style:text-properties fo:language="en" fo:country="US" officeooo:rsid="002ed589" officeooo:paragraph-rsid="002ed589"/>
    </style:style>
    <style:style style:name="P19" style:family="paragraph" style:parent-style-name="Text_20_body">
      <style:text-properties fo:color="#000000" style:font-name="Verdana" fo:font-size="10pt" officeooo:rsid="00200556" officeooo:paragraph-rsid="0039897e" style:font-size-asian="10pt" style:font-size-complex="10pt"/>
    </style:style>
    <style:style style:name="P20" style:family="paragraph" style:parent-style-name="Text_20_body">
      <style:text-properties style:font-name="Verdana1" fo:font-size="10pt" style:font-size-asian="10pt" style:font-size-complex="10pt"/>
    </style:style>
    <style:style style:name="P21" style:family="paragraph" style:parent-style-name="Heading">
      <style:text-properties officeooo:paragraph-rsid="00289f63"/>
    </style:style>
    <style:style style:name="P22" style:family="paragraph" style:parent-style-name="Title">
      <style:paragraph-properties fo:break-before="page"/>
    </style:style>
    <style:style style:name="P23" style:family="paragraph" style:parent-style-name="Table_20_Contents">
      <style:text-properties officeooo:rsid="000e4138" officeooo:paragraph-rsid="000e4138"/>
    </style:style>
    <style:style style:name="P24" style:family="paragraph" style:parent-style-name="Table_20_Contents">
      <style:paragraph-properties fo:text-align="center" style:justify-single-word="false"/>
      <style:text-properties officeooo:rsid="000e4138" officeooo:paragraph-rsid="000e4138"/>
    </style:style>
    <style:style style:name="P25" style:family="paragraph" style:parent-style-name="Table_20_Contents">
      <style:paragraph-properties fo:text-align="center" style:justify-single-word="false"/>
      <style:text-properties officeooo:rsid="000e4138" officeooo:paragraph-rsid="00289f63"/>
    </style:style>
    <style:style style:name="P26" style:family="paragraph" style:parent-style-name="Table_20_Contents">
      <style:paragraph-properties fo:text-align="center" style:justify-single-word="false"/>
      <style:text-properties officeooo:rsid="000e4138" officeooo:paragraph-rsid="002a30cd"/>
    </style:style>
    <style:style style:name="P27" style:family="paragraph" style:parent-style-name="Table_20_Contents">
      <style:paragraph-properties fo:text-align="end" style:justify-single-word="false"/>
      <style:text-properties officeooo:rsid="000e4138" officeooo:paragraph-rsid="00289f63"/>
    </style:style>
    <style:style style:name="P28" style:family="paragraph" style:parent-style-name="Table_20_Contents">
      <style:paragraph-properties fo:text-align="end" style:justify-single-word="false"/>
      <style:text-properties officeooo:rsid="000e4138" officeooo:paragraph-rsid="002a30cd"/>
    </style:style>
    <style:style style:name="P29" style:family="paragraph" style:parent-style-name="Table_20_Contents">
      <style:text-properties officeooo:rsid="000e4138" officeooo:paragraph-rsid="0022b3f1"/>
    </style:style>
    <style:style style:name="P30" style:family="paragraph" style:parent-style-name="Table_20_Contents">
      <style:text-properties officeooo:rsid="000e4138" officeooo:paragraph-rsid="00289f63"/>
    </style:style>
    <style:style style:name="P31" style:family="paragraph" style:parent-style-name="Table_20_Contents">
      <style:text-properties officeooo:rsid="000e4138" officeooo:paragraph-rsid="002a30cd"/>
    </style:style>
    <style:style style:name="P32" style:family="paragraph" style:parent-style-name="Table_20_Contents">
      <style:text-properties fo:language="en" fo:country="US" officeooo:rsid="000e4138" officeooo:paragraph-rsid="000e4138"/>
    </style:style>
    <style:style style:name="P33" style:family="paragraph" style:parent-style-name="Table_20_Contents">
      <style:text-properties fo:language="en" fo:country="US" officeooo:rsid="000e4138" officeooo:paragraph-rsid="00289f63"/>
    </style:style>
    <style:style style:name="P34" style:family="paragraph" style:parent-style-name="Table_20_Contents">
      <style:text-properties fo:language="en" fo:country="US" officeooo:rsid="000e4138" officeooo:paragraph-rsid="002a30cd"/>
    </style:style>
    <style:style style:name="P35" style:family="paragraph" style:parent-style-name="Table_20_Contents">
      <style:text-properties fo:language="en" fo:country="US" officeooo:rsid="000fc7e1" officeooo:paragraph-rsid="000fc7e1"/>
    </style:style>
    <style:style style:name="P36" style:family="paragraph" style:parent-style-name="Table_20_Contents">
      <style:text-properties fo:language="en" fo:country="US" officeooo:rsid="000fc7e1" officeooo:paragraph-rsid="00289f63"/>
    </style:style>
    <style:style style:name="P37" style:family="paragraph" style:parent-style-name="Table_20_Contents">
      <style:text-properties fo:language="en" fo:country="US" officeooo:rsid="000fc7e1" officeooo:paragraph-rsid="002a30cd"/>
    </style:style>
    <style:style style:name="P38" style:family="paragraph" style:parent-style-name="Table_20_Contents">
      <style:paragraph-properties fo:text-align="end" style:justify-single-word="false"/>
      <style:text-properties fo:language="en" fo:country="US" officeooo:rsid="000fc7e1" officeooo:paragraph-rsid="0011282d"/>
    </style:style>
    <style:style style:name="P39" style:family="paragraph" style:parent-style-name="Table_20_Contents">
      <style:paragraph-properties fo:text-align="end" style:justify-single-word="false"/>
      <style:text-properties fo:language="en" fo:country="US" officeooo:rsid="000fc7e1" officeooo:paragraph-rsid="00289f63"/>
    </style:style>
    <style:style style:name="P40" style:family="paragraph" style:parent-style-name="Table_20_Contents">
      <style:paragraph-properties fo:text-align="end" style:justify-single-word="false"/>
      <style:text-properties fo:language="en" fo:country="US" officeooo:rsid="000fc7e1" officeooo:paragraph-rsid="002a30cd"/>
    </style:style>
    <style:style style:name="P41" style:family="paragraph" style:parent-style-name="Table_20_Contents">
      <style:text-properties fo:language="en" fo:country="US" officeooo:rsid="0022cda7" officeooo:paragraph-rsid="00250684"/>
    </style:style>
    <style:style style:name="P42" style:family="paragraph" style:parent-style-name="Table_20_Contents">
      <style:text-properties fo:language="en" fo:country="US" officeooo:rsid="0022cda7" officeooo:paragraph-rsid="002a30cd"/>
    </style:style>
    <style:style style:name="P43" style:family="paragraph" style:parent-style-name="Table_20_Contents">
      <style:text-properties fo:language="en" fo:country="US" officeooo:rsid="0022cda7" officeooo:paragraph-rsid="0034f9c0"/>
    </style:style>
    <style:style style:name="P44" style:family="paragraph" style:parent-style-name="Table_20_Contents">
      <style:text-properties fo:language="en" fo:country="US" officeooo:rsid="00239dec" officeooo:paragraph-rsid="00250684"/>
    </style:style>
    <style:style style:name="P45" style:family="paragraph" style:parent-style-name="Table_20_Contents">
      <style:text-properties fo:language="en" fo:country="US" officeooo:rsid="00239dec" officeooo:paragraph-rsid="002a30cd"/>
    </style:style>
    <style:style style:name="P46" style:family="paragraph" style:parent-style-name="Table_20_Contents">
      <style:text-properties fo:language="en" fo:country="US" officeooo:rsid="00239dec" officeooo:paragraph-rsid="0033525e"/>
    </style:style>
    <style:style style:name="P47" style:family="paragraph" style:parent-style-name="Table_20_Contents">
      <style:text-properties fo:language="en" fo:country="US" officeooo:rsid="00239dec" officeooo:paragraph-rsid="0034f9c0"/>
    </style:style>
    <style:style style:name="P48" style:family="paragraph" style:parent-style-name="Table_20_Contents">
      <style:text-properties fo:language="en" fo:country="US" officeooo:rsid="0024395e" officeooo:paragraph-rsid="002a30cd"/>
    </style:style>
    <style:style style:name="P49" style:family="paragraph" style:parent-style-name="Table_20_Contents">
      <style:paragraph-properties fo:text-align="end" style:justify-single-word="false"/>
      <style:text-properties fo:language="en" fo:country="US" officeooo:rsid="0011282d" officeooo:paragraph-rsid="0011282d"/>
    </style:style>
    <style:style style:name="P50" style:family="paragraph" style:parent-style-name="Table_20_Contents">
      <style:paragraph-properties fo:text-align="end" style:justify-single-word="false"/>
      <style:text-properties fo:language="en" fo:country="US" officeooo:rsid="0011282d" officeooo:paragraph-rsid="00289f63"/>
    </style:style>
    <style:style style:name="P51" style:family="paragraph" style:parent-style-name="Table_20_Contents">
      <style:paragraph-properties fo:text-align="end" style:justify-single-word="false"/>
      <style:text-properties fo:language="en" fo:country="US" officeooo:rsid="0011282d" officeooo:paragraph-rsid="002a30cd"/>
    </style:style>
    <style:style style:name="P52" style:family="paragraph" style:parent-style-name="Table_20_Contents">
      <style:paragraph-properties fo:text-align="center" style:justify-single-word="false"/>
      <style:text-properties officeooo:rsid="000f3eb9" officeooo:paragraph-rsid="000f3eb9"/>
    </style:style>
    <style:style style:name="P53" style:family="paragraph" style:parent-style-name="Table_20_Contents">
      <style:paragraph-properties fo:text-align="center" style:justify-single-word="false"/>
      <style:text-properties officeooo:rsid="000f3eb9" officeooo:paragraph-rsid="00289f63"/>
    </style:style>
    <style:style style:name="P54" style:family="paragraph" style:parent-style-name="Table_20_Contents">
      <style:paragraph-properties fo:text-align="center" style:justify-single-word="false"/>
      <style:text-properties officeooo:rsid="000f3eb9" officeooo:paragraph-rsid="002a30cd"/>
    </style:style>
    <style:style style:name="P55" style:family="paragraph" style:parent-style-name="Table_20_Contents">
      <style:paragraph-properties fo:text-align="center" style:justify-single-word="false"/>
      <style:text-properties officeooo:rsid="000fc7e1" officeooo:paragraph-rsid="000fc7e1"/>
    </style:style>
    <style:style style:name="P56" style:family="paragraph" style:parent-style-name="Table_20_Contents">
      <style:paragraph-properties fo:text-align="center" style:justify-single-word="false"/>
      <style:text-properties officeooo:rsid="000fc7e1" officeooo:paragraph-rsid="00289f63"/>
    </style:style>
    <style:style style:name="P57" style:family="paragraph" style:parent-style-name="Table_20_Contents">
      <style:paragraph-properties fo:text-align="center" style:justify-single-word="false"/>
      <style:text-properties officeooo:rsid="000fc7e1" officeooo:paragraph-rsid="002a30cd"/>
    </style:style>
    <style:style style:name="P58" style:family="paragraph" style:parent-style-name="Table_20_Contents">
      <style:text-properties officeooo:rsid="0022cda7" officeooo:paragraph-rsid="002a30cd"/>
    </style:style>
    <style:style style:name="P59" style:family="paragraph" style:parent-style-name="Table_20_Contents">
      <style:text-properties officeooo:rsid="0026a5fe" officeooo:paragraph-rsid="0026a5fe"/>
    </style:style>
    <style:style style:name="P60" style:family="paragraph" style:parent-style-name="Table_20_Contents">
      <style:text-properties officeooo:paragraph-rsid="0026a5fe"/>
    </style:style>
    <style:style style:name="P61" style:family="paragraph" style:parent-style-name="Table_20_Contents">
      <style:text-properties officeooo:paragraph-rsid="00289f63"/>
    </style:style>
    <style:style style:name="P62" style:family="paragraph" style:parent-style-name="Table_20_Contents">
      <style:text-properties officeooo:paragraph-rsid="002a30cd"/>
    </style:style>
    <style:style style:name="P63" style:family="paragraph" style:parent-style-name="Table_20_Contents">
      <style:text-properties officeooo:rsid="003a4370" officeooo:paragraph-rsid="003a4370"/>
    </style:style>
    <style:style style:name="P64" style:family="paragraph" style:parent-style-name="Table_20_Contents">
      <style:paragraph-properties fo:margin-left="1.251cm" fo:margin-right="0cm" fo:text-indent="0cm" style:auto-text-indent="false"/>
      <style:text-properties fo:language="en" fo:country="US" officeooo:rsid="0034f9c0" officeooo:paragraph-rsid="0034f9c0"/>
    </style:style>
    <style:style style:name="P65" style:family="paragraph" style:parent-style-name="Table_20_Contents">
      <style:paragraph-properties fo:margin-left="1.251cm" fo:margin-right="0cm" fo:text-indent="0cm" style:auto-text-indent="false"/>
      <style:text-properties fo:language="en" fo:country="US" officeooo:rsid="00250684" officeooo:paragraph-rsid="0033525e"/>
    </style:style>
    <style:style style:name="P66" style:family="paragraph" style:parent-style-name="Table_20_Contents">
      <style:paragraph-properties fo:margin-left="1.251cm" fo:margin-right="0cm" fo:text-indent="0cm" style:auto-text-indent="false"/>
      <style:text-properties officeooo:rsid="003a4370" officeooo:paragraph-rsid="003a4370"/>
    </style:style>
    <style:style style:name="P67" style:family="paragraph" style:parent-style-name="Table_20_Contents">
      <style:paragraph-properties fo:margin-left="1.251cm" fo:margin-right="0cm" fo:text-indent="0cm" style:auto-text-indent="false"/>
      <style:text-properties officeooo:rsid="003bb7f1" officeooo:paragraph-rsid="003bb7f1"/>
    </style:style>
    <style:style style:name="P68" style:family="paragraph" style:parent-style-name="Heading_20_2">
      <style:text-properties fo:font-style="normal" style:font-style-asian="normal" style:font-style-complex="normal"/>
    </style:style>
    <style:style style:name="P69" style:family="paragraph" style:parent-style-name="Standard" style:list-style-name="L1">
      <style:text-properties style:font-name="Verdana1" officeooo:paragraph-rsid="00289f63"/>
    </style:style>
    <style:style style:name="P70" style:family="paragraph" style:parent-style-name="Standard" style:list-style-name="L1">
      <style:text-properties style:font-name="Verdana1" officeooo:rsid="0014ce68" officeooo:paragraph-rsid="00289f63"/>
    </style:style>
    <style:style style:name="P71" style:family="paragraph" style:parent-style-name="Standard" style:list-style-name="L2">
      <style:text-properties style:font-name="Verdana1" fo:font-size="10pt" fo:language="en" fo:country="US" officeooo:rsid="0012651e" officeooo:paragraph-rsid="00289f63" style:font-size-asian="10pt" style:font-size-complex="10pt"/>
    </style:style>
    <style:style style:name="P72" style:family="paragraph" style:parent-style-name="Heading_20_3">
      <style:text-properties fo:color="#000000"/>
    </style:style>
    <style:style style:name="P73" style:family="paragraph" style:parent-style-name="Heading_20_3">
      <style:text-properties fo:color="#000000" style:font-name="Arial" fo:font-size="14pt" officeooo:paragraph-rsid="0039897e" style:font-size-asian="14pt" style:font-size-complex="14pt"/>
    </style:style>
    <style:style style:name="P74" style:family="paragraph" style:parent-style-name="Heading_20_3">
      <style:text-properties officeooo:paragraph-rsid="0041bfef"/>
    </style:style>
    <style:style style:name="P75" style:family="paragraph" style:parent-style-name="Table_20_Contents">
      <style:text-properties officeooo:paragraph-rsid="0022cda7"/>
    </style:style>
    <style:style style:name="P76" style:family="paragraph" style:parent-style-name="Table_20_Contents">
      <style:text-properties fo:language="en" fo:country="US" officeooo:rsid="00405d28" officeooo:paragraph-rsid="00405d28"/>
    </style:style>
    <style:style style:name="P77" style:family="paragraph" style:parent-style-name="Table_20_Contents">
      <style:text-properties officeooo:paragraph-rsid="00405d28"/>
    </style:style>
    <style:style style:name="P78" style:family="paragraph" style:parent-style-name="Table_20_Contents">
      <style:text-properties officeooo:paragraph-rsid="00289f63"/>
    </style:style>
    <style:style style:name="P79" style:family="paragraph" style:parent-style-name="Table_20_Contents">
      <style:text-properties officeooo:paragraph-rsid="0041e1dc"/>
    </style:style>
    <style:style style:name="P80" style:family="paragraph" style:parent-style-name="Table_20_Contents">
      <style:text-properties officeooo:paragraph-rsid="00325758"/>
    </style:style>
    <style:style style:name="P81" style:family="paragraph" style:parent-style-name="Table_20_Contents">
      <style:paragraph-properties fo:margin-left="1.251cm" fo:margin-right="0cm" fo:text-indent="0cm" style:auto-text-indent="false"/>
      <style:text-properties fo:language="en" fo:country="US" officeooo:rsid="0034f9c0" officeooo:paragraph-rsid="0041e1dc"/>
    </style:style>
    <style:style style:name="P82" style:family="paragraph" style:parent-style-name="Table_20_Contents">
      <style:paragraph-properties fo:margin-left="1.251cm" fo:margin-right="0cm" fo:text-indent="0cm" style:auto-text-indent="false"/>
      <style:text-properties fo:language="en" fo:country="US" officeooo:rsid="0034f9c0" officeooo:paragraph-rsid="00421879"/>
    </style:style>
    <style:style style:name="P83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250684" officeooo:paragraph-rsid="00405d28"/>
    </style:style>
    <style:style style:name="P84" style:family="paragraph" style:parent-style-name="Table_20_Contents">
      <style:paragraph-properties fo:margin-left="0cm" fo:margin-right="0cm" fo:text-indent="0cm" style:auto-text-indent="false"/>
      <style:text-properties officeooo:paragraph-rsid="0041e1dc"/>
    </style:style>
    <style:style style:name="P85" style:family="paragraph" style:parent-style-name="Text_20_body">
      <style:text-properties fo:color="#000000" style:font-name="Verdana" fo:font-size="10pt" officeooo:rsid="003f82a8" officeooo:paragraph-rsid="0041bfef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a791"/>
    </style:style>
    <style:style style:name="T3" style:family="text">
      <style:text-properties fo:language="en" fo:country="US" officeooo:rsid="0019e131"/>
    </style:style>
    <style:style style:name="T4" style:family="text">
      <style:text-properties fo:language="en" fo:country="US" officeooo:rsid="001b3e0f"/>
    </style:style>
    <style:style style:name="T5" style:family="text">
      <style:text-properties fo:language="en" fo:country="US" officeooo:rsid="001d2cf9"/>
    </style:style>
    <style:style style:name="T6" style:family="text">
      <style:text-properties fo:language="en" fo:country="US" officeooo:rsid="0022b3f1"/>
    </style:style>
    <style:style style:name="T7" style:family="text">
      <style:text-properties fo:language="en" fo:country="US" officeooo:rsid="0026a5fe"/>
    </style:style>
    <style:style style:name="T8" style:family="text">
      <style:text-properties fo:language="en" fo:country="US" officeooo:rsid="002bb176"/>
    </style:style>
    <style:style style:name="T9" style:family="text">
      <style:text-properties fo:language="en" fo:country="US" officeooo:rsid="002ed589"/>
    </style:style>
    <style:style style:name="T10" style:family="text">
      <style:text-properties fo:language="en" fo:country="US" officeooo:rsid="003090ac"/>
    </style:style>
    <style:style style:name="T11" style:family="text">
      <style:text-properties fo:language="en" fo:country="US" officeooo:rsid="00405d28"/>
    </style:style>
    <style:style style:name="T12" style:family="text">
      <style:text-properties fo:language="en" fo:country="US" officeooo:rsid="0041bfef"/>
    </style:style>
    <style:style style:name="T13" style:family="text">
      <style:text-properties fo:language="en" fo:country="US" officeooo:rsid="0034f9c0"/>
    </style:style>
    <style:style style:name="T14" style:family="text">
      <style:text-properties fo:language="en" fo:country="US" officeooo:rsid="0041e1dc"/>
    </style:style>
    <style:style style:name="T15" style:family="text">
      <style:text-properties fo:color="#c5000b" fo:language="en" fo:country="US" officeooo:rsid="000fc7e1"/>
    </style:style>
    <style:style style:name="T16" style:family="text">
      <style:text-properties fo:color="#c5000b" fo:language="en" fo:country="US" officeooo:rsid="0022b3f1"/>
    </style:style>
    <style:style style:name="T17" style:family="text">
      <style:text-properties fo:color="#c5000b" fo:language="en" fo:country="US" officeooo:rsid="00250684"/>
    </style:style>
    <style:style style:name="T18" style:family="text">
      <style:text-properties fo:color="#c5000b" fo:language="en" fo:country="US" officeooo:rsid="00289f63"/>
    </style:style>
    <style:style style:name="T19" style:family="text">
      <style:text-properties fo:color="#c5000b" fo:language="en" fo:country="US" officeooo:rsid="002a30cd"/>
    </style:style>
    <style:style style:name="T20" style:family="text">
      <style:text-properties fo:color="#c5000b" fo:language="en" fo:country="US" officeooo:rsid="002a5f7b"/>
    </style:style>
    <style:style style:name="T21" style:family="text">
      <style:text-properties fo:color="#000000" fo:font-size="10pt" style:font-size-asian="10pt" style:font-size-complex="10pt"/>
    </style:style>
    <style:style style:name="T22" style:family="text">
      <style:text-properties fo:color="#000000" fo:font-size="10pt" officeooo:rsid="0014ce68" style:font-size-asian="10pt" style:font-size-complex="10pt"/>
    </style:style>
    <style:style style:name="T23" style:family="text">
      <style:text-properties fo:color="#000000" fo:font-size="10pt" officeooo:rsid="0012651e" style:font-size-asian="10pt" style:font-size-complex="10pt"/>
    </style:style>
    <style:style style:name="T24" style:family="text">
      <style:text-properties fo:color="#000000" style:font-name="Arial" fo:font-size="14pt" fo:language="en" fo:country="US" officeooo:rsid="0041bfef" style:font-size-asian="14pt" style:font-size-complex="14pt"/>
    </style:style>
    <style:style style:name="T25" style:family="text">
      <style:text-properties fo:color="#000000" style:font-name="Arial" fo:font-size="14pt" style:font-size-asian="14pt" style:font-size-complex="14pt"/>
    </style:style>
    <style:style style:name="T26" style:family="text">
      <style:text-properties officeooo:rsid="00250684"/>
    </style:style>
    <style:style style:name="T27" style:family="text">
      <style:text-properties officeooo:rsid="0026a5fe"/>
    </style:style>
    <style:style style:name="T28" style:family="text">
      <style:text-properties officeooo:rsid="00364fb6"/>
    </style:style>
    <style:style style:name="T29" style:family="text">
      <style:text-properties officeooo:rsid="0022cda7"/>
    </style:style>
    <style:style style:name="T30" style:family="text">
      <style:text-properties officeooo:rsid="00405d28"/>
    </style:style>
    <style:style style:name="T31" style:family="text">
      <style:text-properties officeooo:rsid="003f82a8"/>
    </style:style>
    <style:style style:name="T32" style:family="text">
      <style:text-properties officeooo:rsid="0041bf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Test Case<text:span text:style-name="T9">s</text:span></text:p>
      <text:p text:style-name="P18"/>
      <text:p text:style-name="P18">[Sisu<text:span text:style-name="T32">kord</text:span>]!!!</text:p>
      <text:p text:style-name="P21"/>
      <text:h text:style-name="P68" text:outline-level="2"><text:span text:style-name="T1">D</text:span>efinition<text:span text:style-name="T10">s:</text:span></text:h>
      <text:h text:style-name="P74" text:outline-level="3"><text:span text:style-name="T24">Input</text:span><text:span text:style-name="T25"> </text:span></text:h>
      <text:p text:style-name="P85">Specify the data used for a particular test or if it is a lot of data, point to a file where this data is stored.</text:p>
      <text:h text:style-name="Heading_20_3" text:outline-level="3">Status</text:h>
      <text:list xml:id="list5556890791925217816" text:style-name="L1">
        <text:list-item>
          <text:p text:style-name="P69"><text:span text:style-name="T22">Passed (</text:span><text:span text:style-name="T22"><draw:frame draw:style-name="fr2" draw:name="Picture 11" text:anchor-type="as-char" svg:width="0.423cm" svg:height="0.423cm" draw:z-index="3"><draw:image xlink:href="Pictures/10000200000000100000001017242A0F.gif" xlink:type="simple" xlink:show="embed" xlink:actuate="onLoad"/></draw:frame></text:span><text:span text:style-name="T22">) </text:span><text:span text:style-name="T23">– </text:span><text:span text:style-name="T22">A test is deemed to pass if its actual result matches its expected result.</text:span></text:p>
        </text:list-item>
        <text:list-item>
          <text:p text:style-name="P70"><text:span text:style-name="T21">Failed (</text:span><text:span text:style-name="T21"><draw:frame draw:style-name="fr2" draw:name="Picture 7" text:anchor-type="as-char" svg:width="0.423cm" svg:height="0.423cm" draw:z-index="4"><draw:image xlink:href="Pictures/10000200000000100000001046F2F4DC.gif" xlink:type="simple" xlink:show="embed" xlink:actuate="onLoad"/></draw:frame></text:span><text:span text:style-name="T21">) </text:span><text:span text:style-name="T23">– </text:span><text:span text:style-name="T21">A test is deemed to fail if its actual result does not match its expected result.</text:span></text:p>
        </text:list-item>
        <text:list-item>
          <text:p text:style-name="P70"><text:span text:style-name="T21">Blocked (</text:span><text:span text:style-name="T21"><draw:frame draw:style-name="fr2" draw:name="Picture 5" text:anchor-type="as-char" svg:width="0.423cm" svg:height="0.423cm" draw:z-index="5"><draw:image xlink:href="Pictures/100002000000001000000010F15529AF.gif" xlink:type="simple" xlink:show="embed" xlink:actuate="onLoad"/></draw:frame></text:span><text:span text:style-name="T21">) </text:span><text:span text:style-name="T23">– </text:span><text:span text:style-name="T21">A test case that cannot be executed because the preconditions for its execution are not fulfilled.</text:span></text:p>
        </text:list-item>
        <text:list-item>
          <text:p text:style-name="P70"><text:span text:style-name="T21">Error (</text:span><text:span text:style-name="T21"><draw:frame draw:style-name="fr2" draw:name="Picture 6" text:anchor-type="as-char" svg:width="0.423cm" svg:height="0.423cm" draw:z-index="6"><draw:image xlink:href="Pictures/1000020000000010000000103D31F918.gif" xlink:type="simple" xlink:show="embed" xlink:actuate="onLoad"/></draw:frame></text:span><text:span text:style-name="T21">) </text:span><text:span text:style-name="T23">– </text:span><text:span text:style-name="T21">A test produces the Error result when there is a problem executing the test itself (for example, a network error or a mistake in the test script that makes it impossible to continue).</text:span></text:p>
        </text:list-item>
      </text:list>
      <text:h text:style-name="Heading_20_3" text:outline-level="3">Severity</text:h>
      <text:list xml:id="list5030237728602512591" text:style-name="L2">
        <text:list-item>
          <text:p text:style-name="P71">Blocker(S1) – Catastrophic bug or showstopper. Causes system crash, data corruption, irreparable harm, etc.</text:p>
        </text:list-item>
        <text:list-item>
          <text:p text:style-name="P71">Critical(S2) – <text:s/>Critical bug in important function. No reasonable workaround.</text:p>
        </text:list-item>
        <text:list-item>
          <text:p text:style-name="P71">Major(S3) – Major bug but has viable workaround.</text:p>
        </text:list-item>
        <text:list-item>
          <text:p text:style-name="P71">Minor(S4) – Minor bug with trivial impact.</text:p>
        </text:list-item>
      </text:list>
      <text:p text:style-name="P17"/>
      <text:h text:style-name="P72" text:outline-level="3">Comment</text:h>
      <text:p text:style-name="P20">Write additional information for e.g. the actual result occurs only under a particular condition or a defect is reproducible only sometimes. </text:p>
      <text:p text:style-name="P20">This information gives the developer/client additional info about the feature behaviour which can be very useful in determining the root cause of a problem. </text:p>
      <text:p text:style-name="P20">It is especially useful for ”failed” cases, but also serves as a feedback if additional observation is mentioned in the “passed” cases.</text:p>
      <text:h text:style-name="P73" text:outline-level="3">Elapsed </text:h>
      <text:p text:style-name="P19">How long the test took.<text:span text:style-name="T31"> 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9"><text:span text:style-name="T6">Id</text:span> : <text:span text:style-name="T16">TC-</text:span><text:span text:style-name="T15">44.1.</text:span><text:span text:style-name="T18">1</text:span></text:p>
          </table:table-cell>
          <table:table-cell table:style-name="Table1.A1" office:value-type="string">
            <text:p text:style-name="P23"><text:span text:style-name="T4">Prog</text:span><text:span text:style-name="T3">. vers</text:span>: <text:span text:style-name="T15">1.0.0.0</text:span></text:p>
          </table:table-cell>
          <table:table-cell table:style-name="Table1.C1" table:number-columns-spanned="3" office:value-type="string">
            <text:p text:style-name="P29"><text:span text:style-name="T6">N</text:span>ame<text:span text:style-name="T1">: </text:span><text:span text:style-name="T16">Multilanguage (e</text:span><text:span text:style-name="T15">stonian) - </text:span><text:span text:style-name="T16">Add </text:span><text:span text:style-name="T17">customer</text:span><text:span text:style-name="T16"> c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4">Related requirement(s)</text:p>
          </table:table-cell>
          <table:table-cell table:style-name="Table1.B2" table:number-columns-spanned="4" office:value-type="string">
            <text:p text:style-name="Table_20_Contents"/>
            <text:p text:style-name="Table_20_Contents"/>
            <text:p text:style-name="P75"><text:span text:style-name="T29">REQ50- Make POS system multilingual.</text:span></text:p>
            <text:p text:style-name="P76"><text:span text:style-name="T29">Add new customer card in estonian interface. Translation quality.</text:span>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2">Input that is used for the test to verify the functionality</text:p>
          </table:table-cell>
          <table:table-cell table:style-name="Table1.B3" table:number-columns-spanned="4" office:value-type="string">
            <text:p text:style-name="Table_20_Contents"/>
            <text:p text:style-name="P77"><text:span text:style-name="T11">Client Name: Hans Ray</text:span></text:p>
            <text:p text:style-name="P83"><text:span text:style-name="T30">V</text:span>alidity period: 3 years</text:p>
            <text:p text:style-name="P83"><text:span text:style-name="T30">D</text:span>iscount: 5%;</text:p>
            <text:p text:style-name="P83"><text:span text:style-name="T30">S</text:span>tatus: activated</text:p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2">Steps performed during the verification process</text:p>
          </table:table-cell>
          <table:table-cell table:style-name="Table1.B4" table:number-columns-spanned="4" office:value-type="string">
            <text:p text:style-name="P41">1. <text:span text:style-name="T26">Enter into system under your username and password.</text:span></text:p>
            <text:p text:style-name="P44">2. <text:span text:style-name="T26">Choose in the menu "Add new customer card" (Lisa kliendi kaart).</text:span></text:p>
            <text:p text:style-name="P46">3. <text:span text:style-name="T26">In the opened window: </text:span></text:p>
            <text:p text:style-name="P65">choose the client;</text:p>
            <text:p text:style-name="P65">check validity period of 3 years;</text:p>
            <text:p text:style-name="P65">establish a discount of 5%;</text:p>
            <text:p text:style-name="P65">put the status – activated.</text:p>
            <text:p text:style-name="P44">4. <text:span text:style-name="T26">Press button "Create".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4">Expected results</text:p>
          </table:table-cell>
          <table:table-cell table:style-name="Table1.B6" table:number-columns-spanned="4" office:value-type="string">
            <text:p text:style-name="P59">All texts must be in Estonian language.</text:p>
            <text:p text:style-name="P59">All texts must be in the correct place and not to be cut off and also not to run into other inscriptions.</text:p>
            <text:p text:style-name="P59">After press onto button "Create": </text:p>
            <text:p text:style-name="P59"><text:span text:style-name="T1">1) T</text:span>he message on creation of the new card has to be in Estonian language.</text:p>
            <text:p text:style-name="P60"><text:span text:style-name="T7">2) </text:span><text:span text:style-name="T27">Number of the card has to settle down in necessary (logically correct place) messages.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5">Post <text:span text:style-name="T5">c</text:span>onditions</text:p>
          </table:table-cell>
          <table:table-cell table:style-name="Table1.B6" table:number-columns-spanned="4" office:value-type="string">
            <text:p text:style-name="P35">None</text:p>
          </table:table-cell>
          <table:covered-table-cell/>
          <table:covered-table-cell/>
          <table:covered-table-cell/>
        </table:table-row>
        <table:table-row>
          <table:table-cell table:style-name="Table1.A8" office:value-type="string">
            <text:p text:style-name="P24">Status:</text:p>
          </table:table-cell>
          <table:table-cell table:style-name="Table1.B8" office:value-type="string">
            <text:p text:style-name="P32">( <text:s/>) Passed</text:p>
          </table:table-cell>
          <table:table-cell table:style-name="Table1.B8" office:value-type="string">
            <text:p text:style-name="P12">( <text:s/>) Failed</text:p>
          </table:table-cell>
          <table:table-cell table:style-name="Table1.B8" office:value-type="string">
            <text:p text:style-name="P12">( <text:s/>) Blocked</text:p>
          </table:table-cell>
          <table:table-cell table:style-name="Table1.E7" office:value-type="string">
            <text:p text:style-name="P3"><text:span text:style-name="T1">( <text:s/>) </text:span><text:span text:style-name="T2">Error</text:span></text:p>
          </table:table-cell>
        </table:table-row>
        <table:table-row>
          <table:table-cell table:style-name="Table1.A8" office:value-type="string">
            <text:p text:style-name="P24">Severity:</text:p>
          </table:table-cell>
          <table:table-cell table:style-name="Table1.B8" office:value-type="string">
            <text:p text:style-name="P32">( <text:s/>) Blocker</text:p>
          </table:table-cell>
          <table:table-cell table:style-name="Table1.D8" office:value-type="string">
            <text:p text:style-name="P32">( <text:s/>) Critical</text:p>
          </table:table-cell>
          <table:table-cell table:style-name="Table1.D8" office:value-type="string">
            <text:p text:style-name="P32">( <text:s/>) Major</text:p>
          </table:table-cell>
          <table:table-cell table:style-name="Table1.E8" office:value-type="string">
            <text:p text:style-name="P32">( <text:s/>) Minor</text:p>
          </table:table-cell>
        </table:table-row>
        <table:table-row>
          <table:table-cell table:style-name="Table1.A2" office:value-type="string">
            <text:p text:style-name="P24">Comment</text:p>
          </table:table-cell>
          <table:table-cell table:style-name="Table1.B9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7">Elapsed: </text:p>
          </table:table-cell>
          <table:table-cell table:style-name="Table1.D10" office:value-type="string">
            <text:p text:style-name="P4">… <text:s text:c="2"/><text:span text:style-name="T1">min</text:span></text:p>
          </table:table-cell>
          <table:table-cell table:style-name="Table1.D10" office:value-type="string">
            <text:p text:style-name="Table_20_Contents"/>
          </table:table-cell>
          <table:table-cell table:style-name="Table1.D10" office:value-type="string">
            <text:p text:style-name="P8">Date and time:</text:p>
          </table:table-cell>
          <table:table-cell table:style-name="Table1.E1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38">Tester name:</text:p>
          </table:table-cell>
          <table:table-cell table:style-name="Table1.B11" table:number-columns-spanned="2" office:value-type="string">
            <text:p text:style-name="P49"><text:s/></text:p>
          </table:table-cell>
          <table:covered-table-cell/>
          <table:table-cell table:style-name="Table1.D11" office:value-type="string">
            <text:p text:style-name="P8">Signature:</text:p>
          </table:table-cell>
          <table:table-cell table:style-name="Table1.E11" office:value-type="string">
            <text:p text:style-name="Standard"/>
          </table:table-cell>
        </table:table-row>
      </table:table>
      <text:p text:style-name="P1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0"><text:span text:style-name="T6">Id</text:span> : <text:span text:style-name="T16">TC-</text:span><text:span text:style-name="T15">44.1.</text:span><text:span text:style-name="T18">2</text:span></text:p>
          </table:table-cell>
          <table:table-cell table:style-name="Table2.A1" office:value-type="string">
            <text:p text:style-name="P30"><text:span text:style-name="T4">Prog</text:span><text:span text:style-name="T3">. vers</text:span>: <text:span text:style-name="T15">1.0.0.0</text:span></text:p>
          </table:table-cell>
          <table:table-cell table:style-name="Table2.C1" table:number-columns-spanned="3" office:value-type="string">
            <text:p text:style-name="P30"><text:span text:style-name="T6">N</text:span>ame<text:span text:style-name="T1">: </text:span><text:span text:style-name="T16">Multilanguage (e</text:span><text:span text:style-name="T15">stonian) - </text:span><text:span text:style-name="T16">Add </text:span><text:span text:style-name="T17">customer</text:span><text:span text:style-name="T16"> card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5">Related requirement(s)</text:p>
          </table:table-cell>
          <table:table-cell table:style-name="Table2.B2" table:number-columns-spanned="4" office:value-type="string">
            <text:p text:style-name="P61"/>
            <text:p text:style-name="P61"/>
            <text:p text:style-name="P61"><text:span text:style-name="T29">REQ50- Make POS system multilingual.</text:span></text:p>
            <text:p text:style-name="P76"><text:span text:style-name="T29">Correctness of the translation of error messages for “Add new customer card”</text:span></text:p>
            <text:p text:style-name="P61"/>
            <text:p text:style-name="P61"/>
            <text:p text:style-name="P61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3">Input that is used for the test to verify the functionality</text:p>
          </table:table-cell>
          <table:table-cell table:style-name="Table2.B3" table:number-columns-spanned="4" office:value-type="string">
            <text:p text:style-name="P61"/>
            <text:p text:style-name="P61"/>
            <text:p text:style-name="P79"><text:span text:style-name="T11">Client Name: Hans Ray</text:span></text:p>
            <text:p text:style-name="P84"><text:span text:style-name="T14">V</text:span><text:span text:style-name="T11">alidity period: </text:span><text:span text:style-name="T13">minus 1 year</text:span></text:p>
            <text:p text:style-name="P84"><text:span text:style-name="T14">D</text:span><text:span text:style-name="T13">iscount: 0%, 11%, 26%</text:span></text:p>
            <text:p text:style-name="P80"/>
            <text:p text:style-name="P61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3">Steps performed during the verification process</text:p>
          </table:table-cell>
          <table:table-cell table:style-name="Table2.B4" table:number-columns-spanned="4" office:value-type="string">
            <text:p text:style-name="P43">1. <text:span text:style-name="T26">Enter into system under your username and password.</text:span></text:p>
            <text:p text:style-name="P47">2. <text:span text:style-name="T26">Choose in the menu "Add new customer card" (Lisa kliendi kaart).</text:span></text:p>
            <text:p text:style-name="P47">3. <text:span text:style-name="T26">In the opened window: </text:span></text:p>
            <text:p text:style-name="P64">3.1 <text:span text:style-name="T28">do not to choose client </text:span>and p<text:span text:style-name="T26">ress button "Create"</text:span></text:p>
            <text:p text:style-name="P82">3.2 choose the client (<text:span text:style-name="T30">Hans Ray</text:span>) and press button "Create"</text:p>
            <text:p text:style-name="P64">3.3 choose period minus 1 year and press button "Create"</text:p>
            <text:p text:style-name="P64">3.4. input discount 0%, 11%, 26% and press button "Create"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5">Expected results</text:p>
          </table:table-cell>
          <table:table-cell table:style-name="Table2.B6" table:number-columns-spanned="4" office:value-type="string">
            <text:p text:style-name="P63">Correct message/prevention:</text:p>
            <text:p text:style-name="P66">1. The client isn't chosen.</text:p>
            <text:p text:style-name="P66">2. The message that the client already has one card. Question, really you want to create one more card?</text:p>
            <text:p text:style-name="P67"><text:span text:style-name="T1">3. </text:span>The period of operation of the card can't be negative.</text:p>
            <text:p text:style-name="P66">4. Admissible values of discounts for cards of the client are entered not.</text:p>
            <text:p text:style-name="P61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6">Post <text:span text:style-name="T5">c</text:span>onditions</text:p>
          </table:table-cell>
          <table:table-cell table:style-name="Table2.B6" table:number-columns-spanned="4" office:value-type="string">
            <text:p text:style-name="P36">None</text:p>
          </table:table-cell>
          <table:covered-table-cell/>
          <table:covered-table-cell/>
          <table:covered-table-cell/>
        </table:table-row>
        <table:table-row>
          <table:table-cell table:style-name="Table2.A8" office:value-type="string">
            <text:p text:style-name="P25">Status:</text:p>
          </table:table-cell>
          <table:table-cell table:style-name="Table2.B8" office:value-type="string">
            <text:p text:style-name="P33">( <text:s/>) Passed</text:p>
          </table:table-cell>
          <table:table-cell table:style-name="Table2.B8" office:value-type="string">
            <text:p text:style-name="P13">( <text:s/>) Failed</text:p>
          </table:table-cell>
          <table:table-cell table:style-name="Table2.B8" office:value-type="string">
            <text:p text:style-name="P13">( <text:s/>) Blocked</text:p>
          </table:table-cell>
          <table:table-cell table:style-name="Table2.E7" office:value-type="string">
            <text:p text:style-name="P6"><text:span text:style-name="T1">( <text:s/>) </text:span><text:span text:style-name="T2">Error</text:span></text:p>
          </table:table-cell>
        </table:table-row>
        <table:table-row>
          <table:table-cell table:style-name="Table2.A8" office:value-type="string">
            <text:p text:style-name="P25">Severity:</text:p>
          </table:table-cell>
          <table:table-cell table:style-name="Table2.B8" office:value-type="string">
            <text:p text:style-name="P33">( <text:s/>) Blocker</text:p>
          </table:table-cell>
          <table:table-cell table:style-name="Table2.D8" office:value-type="string">
            <text:p text:style-name="P33">( <text:s/>) Critical</text:p>
          </table:table-cell>
          <table:table-cell table:style-name="Table2.D8" office:value-type="string">
            <text:p text:style-name="P33">( <text:s/>) Major</text:p>
          </table:table-cell>
          <table:table-cell table:style-name="Table2.E8" office:value-type="string">
            <text:p text:style-name="P33">( <text:s/>) Minor</text:p>
          </table:table-cell>
        </table:table-row>
        <table:table-row>
          <table:table-cell table:style-name="Table2.A2" office:value-type="string">
            <text:p text:style-name="P25">Comment</text:p>
          </table:table-cell>
          <table:table-cell table:style-name="Table2.B9" table:number-columns-spanned="4" office:value-type="string"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7">Elapsed: </text:p>
          </table:table-cell>
          <table:table-cell table:style-name="Table2.D10" office:value-type="string">
            <text:p text:style-name="P4">… <text:s text:c="2"/><text:span text:style-name="T1">min</text:span></text:p>
          </table:table-cell>
          <table:table-cell table:style-name="Table2.D10" office:value-type="string">
            <text:p text:style-name="P61"/>
          </table:table-cell>
          <table:table-cell table:style-name="Table2.D10" office:value-type="string">
            <text:p text:style-name="P9">Date and time:</text:p>
          </table:table-cell>
          <table:table-cell table:style-name="Table2.E11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39">Tester name:</text:p>
          </table:table-cell>
          <table:table-cell table:style-name="Table2.B11" table:number-columns-spanned="2" office:value-type="string">
            <text:p text:style-name="P50"><text:s/></text:p>
          </table:table-cell>
          <table:covered-table-cell/>
          <table:table-cell table:style-name="Table2.D11" office:value-type="string">
            <text:p text:style-name="P9">Signature:</text:p>
          </table:table-cell>
          <table:table-cell table:style-name="Table2.E11" office:value-type="string">
            <text:p text:style-name="P15"/>
          </table:table-cell>
        </table:table-row>
      </table:table>
      <text:p text:style-name="P15"/>
      <text:p text:style-name="P15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31"><text:span text:style-name="T6">Id</text:span> : <text:span text:style-name="T16">TC-</text:span><text:span text:style-name="T20">XX</text:span><text:span text:style-name="T15">.</text:span><text:span text:style-name="T20">Y</text:span><text:span text:style-name="T15">.</text:span><text:span text:style-name="T20">Z</text:span></text:p>
          </table:table-cell>
          <table:table-cell table:style-name="Table3.A1" office:value-type="string">
            <text:p text:style-name="P31"><text:span text:style-name="T4">Prog</text:span><text:span text:style-name="T3">. vers</text:span>: <text:span text:style-name="T15">1.0.0.0</text:span></text:p>
          </table:table-cell>
          <table:table-cell table:style-name="Table3.C1" table:number-columns-spanned="3" office:value-type="string">
            <text:p text:style-name="P31"><text:span text:style-name="T6">N</text:span>ame<text:span text:style-name="T1">: </text:span><text:span text:style-name="T19">Test Case Name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6">Related requirement(s)</text:p>
          </table:table-cell>
          <table:table-cell table:style-name="Table3.B2" table:number-columns-spanned="4" office:value-type="string">
            <text:p text:style-name="P62"/>
            <text:p text:style-name="P62"/>
            <text:p text:style-name="P62"/>
            <text:p text:style-name="P58">REQ<text:span text:style-name="T8">NN</text:span>-.</text:p>
            <text:p text:style-name="P62"/>
            <text:p text:style-name="P62"/>
            <text:p text:style-name="P62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4">Input that is used for the test to verify the functionality</text:p>
          </table:table-cell>
          <table:table-cell table:style-name="Table3.B3" table:number-columns-spanned="4" office:value-type="string">
            <text:p text:style-name="P62"/>
            <text:p text:style-name="P62"/>
            <text:p text:style-name="P42"/>
            <text:p text:style-name="P48"/>
            <text:p text:style-name="P62"/>
            <text:p text:style-name="P62"/>
            <text:p text:style-name="P62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4">Steps performed during the verification process</text:p>
          </table:table-cell>
          <table:table-cell table:style-name="Table3.B4" table:number-columns-spanned="4" office:value-type="string"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6">Expected results</text:p>
          </table:table-cell>
          <table:table-cell table:style-name="Table3.B6" table:number-columns-spanned="4" office:value-type="string"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7">Post <text:span text:style-name="T5">c</text:span>onditions</text:p>
          </table:table-cell>
          <table:table-cell table:style-name="Table3.B6" table:number-columns-spanned="4" office:value-type="string">
            <text:p text:style-name="P37">None</text:p>
          </table:table-cell>
          <table:covered-table-cell/>
          <table:covered-table-cell/>
          <table:covered-table-cell/>
        </table:table-row>
        <table:table-row>
          <table:table-cell table:style-name="Table3.A8" office:value-type="string">
            <text:p text:style-name="P26">Status:</text:p>
          </table:table-cell>
          <table:table-cell table:style-name="Table3.B8" office:value-type="string">
            <text:p text:style-name="P34">( <text:s/>) Passed</text:p>
          </table:table-cell>
          <table:table-cell table:style-name="Table3.B8" office:value-type="string">
            <text:p text:style-name="P14">( <text:s/>) Failed</text:p>
          </table:table-cell>
          <table:table-cell table:style-name="Table3.B8" office:value-type="string">
            <text:p text:style-name="P14">( <text:s/>) Blocked</text:p>
          </table:table-cell>
          <table:table-cell table:style-name="Table3.E7" office:value-type="string">
            <text:p text:style-name="P7"><text:span text:style-name="T1">( <text:s/>) </text:span><text:span text:style-name="T2">Error</text:span></text:p>
          </table:table-cell>
        </table:table-row>
        <table:table-row>
          <table:table-cell table:style-name="Table3.A8" office:value-type="string">
            <text:p text:style-name="P26">Severity:</text:p>
          </table:table-cell>
          <table:table-cell table:style-name="Table3.B8" office:value-type="string">
            <text:p text:style-name="P34">( <text:s/>) Blocker</text:p>
          </table:table-cell>
          <table:table-cell table:style-name="Table3.D8" office:value-type="string">
            <text:p text:style-name="P34">( <text:s/>) Critical</text:p>
          </table:table-cell>
          <table:table-cell table:style-name="Table3.D8" office:value-type="string">
            <text:p text:style-name="P34">( <text:s/>) Major</text:p>
          </table:table-cell>
          <table:table-cell table:style-name="Table3.E8" office:value-type="string">
            <text:p text:style-name="P34">( <text:s/>) Minor</text:p>
          </table:table-cell>
        </table:table-row>
        <table:table-row>
          <table:table-cell table:style-name="Table3.A2" office:value-type="string">
            <text:p text:style-name="P26">Comment</text:p>
          </table:table-cell>
          <table:table-cell table:style-name="Table3.B9" table:number-columns-spanned="4" office:value-type="string"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8">Elapsed: </text:p>
          </table:table-cell>
          <table:table-cell table:style-name="Table3.D10" office:value-type="string">
            <text:p text:style-name="P5">… <text:s text:c="2"/><text:span text:style-name="T1">min</text:span></text:p>
          </table:table-cell>
          <table:table-cell table:style-name="Table3.D10" office:value-type="string">
            <text:p text:style-name="P62"/>
          </table:table-cell>
          <table:table-cell table:style-name="Table3.D10" office:value-type="string">
            <text:p text:style-name="P10">Date and time:</text:p>
          </table:table-cell>
          <table:table-cell table:style-name="Table3.E11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40">Tester name:</text:p>
          </table:table-cell>
          <table:table-cell table:style-name="Table3.B11" table:number-columns-spanned="2" office:value-type="string">
            <text:p text:style-name="P51"><text:s/></text:p>
          </table:table-cell>
          <table:covered-table-cell/>
          <table:table-cell table:style-name="Table3.D11" office:value-type="string">
            <text:p text:style-name="P10">Signature:</text:p>
          </table:table-cell>
          <table:table-cell table:style-name="Table3.E11" office:value-type="string">
            <text:p text:style-name="P16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00ccff" fo:language="en" fo:country="US" fo:font-style="normal" officeooo:rsid="001d4732" officeooo:paragraph-rsid="001d4732" style:font-style-asian="normal" style:font-style-complex="normal"/>
    </style:style>
    <style:style style:name="MP2" style:family="paragraph" style:parent-style-name="Header">
      <style:paragraph-properties fo:text-align="start" style:justify-single-word="false"/>
      <style:text-properties fo:color="#00ccff" fo:font-size="10pt" fo:language="en" fo:country="US" fo:font-style="italic" officeooo:rsid="0011282d" officeooo:paragraph-rsid="001d4732" style:font-size-asian="10pt" style:font-style-asian="italic" style:font-size-complex="10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16.002cm" svg:y="-0.656cm" svg:width="1.18cm" svg:height="1.18cm" draw:z-index="7"><draw:image xlink:href="Pictures/100002010000019000000190EA80C901.png" xlink:type="simple" xlink:show="embed" xlink:actuate="onLoad"/></draw:frame>Test Cases</text:p>
        <text:p text:style-name="MP2">Brewery Software Solutions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16:13:24.364000000</meta:creation-date>
    <dc:date>2013-12-10T06:46:18.162000000</dc:date>
    <meta:editing-duration>PT3H50M57S</meta:editing-duration>
    <meta:editing-cycles>45</meta:editing-cycles>
    <meta:generator>LibreOffice/4.1.3.2$Windows_x86 LibreOffice_project/70feb7d99726f064edab4605a8ab840c50ec57a</meta:generator>
    <meta:document-statistic meta:table-count="3" meta:image-count="5" meta:object-count="0" meta:page-count="4" meta:paragraph-count="138" meta:word-count="742" meta:character-count="4288" meta:non-whitespace-character-count="3635"/>
  </office:meta>
</office:document-meta>
</file>